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2d1c" officeooo:paragraph-rsid="000a2d1c"/>
    </style:style>
    <style:style style:name="P2" style:family="paragraph" style:parent-style-name="Standard">
      <style:text-properties officeooo:rsid="000bde8b" officeooo:paragraph-rsid="000bde8b"/>
    </style:style>
    <style:style style:name="P3" style:family="paragraph" style:parent-style-name="Standard">
      <style:text-properties officeooo:rsid="000bde8b" officeooo:paragraph-rsid="000a2d1c"/>
    </style:style>
    <style:style style:name="P4" style:family="paragraph" style:parent-style-name="Standard">
      <style:paragraph-properties fo:text-align="start" style:justify-single-word="false"/>
      <style:text-properties officeooo:rsid="000da930" officeooo:paragraph-rsid="000da930"/>
    </style:style>
    <style:style style:name="P5" style:family="paragraph" style:parent-style-name="Standard">
      <style:text-properties fo:font-weight="bold" officeooo:rsid="000da930" officeooo:paragraph-rsid="000da93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fc871" officeooo:paragraph-rsid="000fc87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0dce42" officeooo:paragraph-rsid="000dce42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a930" officeooo:paragraph-rsid="000da930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ce42" officeooo:paragraph-rsid="000fe457"/>
    </style:style>
    <style:style style:name="P10" style:family="paragraph" style:parent-style-name="Standard">
      <style:paragraph-properties fo:text-align="start" style:justify-single-word="false"/>
      <style:text-properties officeooo:rsid="000fe457" officeooo:paragraph-rsid="000fe457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0da930" officeooo:paragraph-rsid="000da930"/>
    </style:style>
    <style:style style:name="P13" style:family="paragraph" style:parent-style-name="Standard" style:list-style-name="L1">
      <style:text-properties officeooo:rsid="000bde8b" officeooo:paragraph-rsid="000bde8b"/>
    </style:style>
    <style:style style:name="P14" style:family="paragraph" style:parent-style-name="Standard" style:list-style-name="L2">
      <style:text-properties officeooo:rsid="000bde8b" officeooo:paragraph-rsid="000bde8b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ce42" officeooo:paragraph-rsid="000dce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5683"/>
    </style:style>
    <style:style style:name="T3" style:family="text">
      <style:text-properties officeooo:rsid="000fc871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fe457"/>
    </style:style>
    <style:style style:name="T6" style:family="text">
      <style:text-properties officeooo:rsid="0011300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1300d"/>
    </style:style>
    <style:style style:name="T9" style:family="text">
      <style:text-properties style:text-underline-style="none" officeooo:rsid="001183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9.19 </text:span><text:tab/>jegyzőkönyv kezdete</text:p>
      <text:p text:style-name="P3"><text:span text:style-name="T4">1.1</text:span><text:tab/>kész</text:p>
      <text:p text:style-name="P2"><text:span text:style-name="T4">1.2</text:span><text:tab/>elkezdve:</text:p>
      <text:list xml:id="list1988554849" text:style-name="L1">
        <text:list-item>
          <text:p text:style-name="P13">LZW binfa -fut</text:p>
        </text:list-item>
        <text:list-item>
          <text:p text:style-name="P13">Java Servletbe -még nincs</text:p>
        </text:list-item>
      </text:list>
      <text:p text:style-name="P2"><text:span text:style-name="T4">1.3</text:span><text:tab/>kész</text:p>
      <text:p text:style-name="P2"><text:span text:style-name="T4">1.4</text:span><text:tab/>kész</text:p>
      <text:p text:style-name="P2"><text:span text:style-name="T4">1.5</text:span><text:tab/><text:span text:style-name="T2">elkezdve</text:span>:</text:p>
      <text:list xml:id="list798512100" text:style-name="L2">
        <text:list-item>
          <text:p text:style-name="P14">még csak másolva</text:p>
        </text:list-item>
      </text:list>
      <text:p text:style-name="P5">09.2<text:span text:style-name="T3">2</text:span></text:p>
      <text:p text:style-name="P4"><text:span text:style-name="T4">2.1</text:span><text:tab/>kész(téglalap,négyzet)</text:p>
      <text:p text:style-name="P4"><text:span text:style-name="T4">2.2</text:span><text:tab/>kész</text:p>
      <text:p text:style-name="P6">09.24</text:p>
      <text:p text:style-name="P8">2.3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java</text:p>
          </table:table-cell>
          <table:table-cell table:style-name="Table1.A1" office:value-type="string">
            <text:p text:style-name="P12">c</text:p>
          </table:table-cell>
          <table:table-cell table:style-name="Table1.A1" office:value-type="string">
            <text:p text:style-name="P12">c#</text:p>
          </table:table-cell>
          <table:table-cell table:style-name="Table1.E1" office:value-type="string">
            <text:p text:style-name="P12">c++</text:p>
          </table:table-cell>
        </table:table-row>
        <table:table-row>
          <table:table-cell table:style-name="Table1.A2" office:value-type="string">
            <text:p text:style-name="P12">10^6</text:p>
          </table:table-cell>
          <table:table-cell table:style-name="Table1.A2" office:value-type="string">
            <text:p text:style-name="P12">0m1.767s</text:p>
          </table:table-cell>
          <table:table-cell table:style-name="Table1.A2" office:value-type="string">
            <text:p text:style-name="P12">0m1.867s</text:p>
          </table:table-cell>
          <table:table-cell table:style-name="Table1.A2" office:value-type="string">
            <text:p text:style-name="P12">0m1.774s</text:p>
          </table:table-cell>
          <table:table-cell table:style-name="Table1.E2" office:value-type="string">
            <text:p text:style-name="P11">0m1,921s</text:p>
          </table:table-cell>
        </table:table-row>
        <table:table-row>
          <table:table-cell table:style-name="Table1.A2" office:value-type="string">
            <text:p text:style-name="P12">10^7</text:p>
          </table:table-cell>
          <table:table-cell table:style-name="Table1.A2" office:value-type="string">
            <text:p text:style-name="P12">0m19.835s</text:p>
          </table:table-cell>
          <table:table-cell table:style-name="Table1.A2" office:value-type="string">
            <text:p text:style-name="P12">0m22.042s</text:p>
          </table:table-cell>
          <table:table-cell table:style-name="Table1.A2" office:value-type="string">
            <text:p text:style-name="P12">0m19.955s</text:p>
          </table:table-cell>
          <table:table-cell table:style-name="Table1.E2" office:value-type="string">
            <text:p text:style-name="P11">0m22,095s</text:p>
          </table:table-cell>
        </table:table-row>
        <table:table-row>
          <table:table-cell table:style-name="Table1.A2" office:value-type="string">
            <text:p text:style-name="P12">10^8</text:p>
          </table:table-cell>
          <table:table-cell table:style-name="Table1.A2" office:value-type="string">
            <text:p text:style-name="P12">35m50.354s</text:p>
          </table:table-cell>
          <table:table-cell table:style-name="Table1.A2" office:value-type="string">
            <text:p text:style-name="P12">4m10.891s</text:p>
          </table:table-cell>
          <table:table-cell table:style-name="Table1.A2" office:value-type="string">
            <text:p text:style-name="P12">3m52.438s</text:p>
          </table:table-cell>
          <table:table-cell table:style-name="Table1.E2" office:value-type="string">
            <text:p text:style-name="P11">4m13,746s</text:p>
          </table:table-cell>
        </table:table-row>
      </table:table>
      <text:p text:style-name="P6">09.25</text:p>
      <text:p text:style-name="P15">2.<text:span text:style-name="T6">4</text:span><text:span text:style-name="T8"><text:tab/>még nincs kész, az android studio nem ismeri fel a projectet</text:span></text:p>
      <text:p text:style-name="P15"/>
      <text:p text:style-name="P9">2.5<text:span text:style-name="T7"><text:tab/></text:span><text:span text:style-name="T9">kész</text:span></text:p>
      <text:p text:style-name="P7"><text:span text:style-name="T5">$ </text:span>pmccabe pi_bbp_bench.c </text:p>
      <text:p text:style-name="P7">5<text:tab/>5<text:tab/>15<text:tab/>20<text:tab/>29<text:tab/>pi_bbp_bench.c(21): n16modk</text:p>
      <text:p text:style-name="P7">2<text:tab/>2<text:tab/>7<text:tab/>54<text:tab/>17<text:tab/>pi_bbp_bench.c(55): d16Sj</text:p>
      <text:p text:style-name="P7">2<text:tab/>2<text:tab/>23<text:tab/>77<text:tab/>38<text:tab/>pi_bbp_bench.c(77): main</text:p>
      <text:p text:style-name="P10">|<text:tab/>|<text:tab/>|<text:tab/>|<text:tab/>|<text:tab/>|</text:p>
      <text:p text:style-name="P10">|<text:tab/>|<text:tab/>|<text:tab/>|<text:tab/>|<text:tab/>filename(definition line number):function</text:p>
      <text:p text:style-name="P10">|<text:tab/>|<text:tab/>|<text:tab/>|<text:tab/># lines in function</text:p>
      <text:p text:style-name="P10">|<text:tab/>|<text:tab/>|<text:tab/>First line of function</text:p>
      <text:p text:style-name="P10">|<text:tab/>|<text:tab/># Statements in function</text:p>
      <text:p text:style-name="P10">|<text:tab/>Traditional McCabe Cyclomatic Complexity</text:p>
      <text:p text:style-name="P10">Modified McCabe Cyclomatic Complex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37:12.072032577</meta:creation-date>
    <dc:date>2018-09-26T12:17:13.277303246</dc:date>
    <meta:editing-duration>PT30M48S</meta:editing-duration>
    <meta:editing-cycles>9</meta:editing-cycles>
    <meta:generator>LibreOffice/6.0.3.2$Linux_X86_64 LibreOffice_project/00m0$Build-2</meta:generator>
    <meta:document-statistic meta:table-count="1" meta:image-count="0" meta:object-count="0" meta:page-count="1" meta:paragraph-count="47" meta:word-count="135" meta:character-count="748" meta:non-whitespace-character-count="661"/>
  </office:meta>
</office:document-meta>
</file>